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2.91cm" style:rel-column-width="1650*"/>
    </style:style>
    <style:style style:name="Tabella1.B" style:family="table-column">
      <style:table-column-properties style:column-width="3.591cm" style:rel-column-width="2036*"/>
    </style:style>
    <style:style style:name="Tabella1.C" style:family="table-column">
      <style:table-column-properties style:column-width="0.51cm" style:rel-column-width="289*"/>
    </style:style>
    <style:style style:name="Tabella1.D" style:family="table-column">
      <style:table-column-properties style:column-width="4.935cm" style:rel-column-width="2798*"/>
    </style:style>
    <style:style style:name="Tabella1.E" style:family="table-column">
      <style:table-column-properties style:column-width="0.053cm" style:rel-column-width="30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5.212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e23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9cd7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Verdana" fo:font-size="10pt" style:font-name-asian="SimSun" style:font-size-asian="10pt" style:font-name-complex="Tahoma" style:font-size-complex="10pt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e23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fd24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fd246" officeooo:paragraph-rsid="00afd24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fd2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fd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cd75" officeooo:paragraph-rsid="00afd2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116f" style:font-weight-asian="normal" style:font-weight-complex="normal"/>
    </style:style>
    <style:style style:name="T3" style:family="text">
      <style:text-properties officeooo:rsid="001a116f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8"><text:placeholder text:placeholder-type="text">&lt;for each="record in get_report_label(data)"&gt;</text:placeholder></text:p>
            <text:p text:style-name="P3"><text:placeholder text:placeholder-type="text">&lt;for each="counter in range(0, record.get('counter', 1))"&gt;</text:placeholder></text:p>
          </table:table-cell>
          <table:covered-table-cell/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11"><text:span text:style-name="T2"/></text:p>
            <text:p text:style-name="P11"/>
          </table:table-cell>
          <table:table-cell table:style-name="Tabella1.A1" table:number-columns-spanned="2" office:value-type="string">
            <text:p text:style-name="P16"><text:span text:style-name="T3"><text:placeholder text:placeholder-type="text">&lt;record.get('frame', '???')&gt;</text:placeholder></text:span></text:p>
            <text:p text:style-name="P14"/>
            <text:p text:style-name="P16"><text:s/><text:span text:style-name="T3"><text:placeholder text:placeholder-type="text">&lt;record.get('color', '???')&gt;</text:placeholder></text:span></text:p>
            <text:p text:style-name="P14"/>
            <text:p text:style-name="P14"><text:placeholder text:placeholder-type="text">&lt;record.get('fabric', '???')&gt;</text:placeholder></text:p>
            <text:p text:style-name="P16"><text:s/></text:p>
            <text:p text:style-name="P14"><text:placeholder text:placeholder-type="text">&lt;record.get('canvas', '???')&gt;</text:placeholder></text:p>
            <text:p text:style-name="P14"/>
            <text:p text:style-name="P15"><text:placeholder text:placeholder-type="text">&lt;record.get('q_x_pack', '?')&gt;</text:placeholder></text:p>
          </table:table-cell>
          <table:covered-table-cell/>
          <table:table-cell table:style-name="Tabella1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Fabriqué en Italie</text:p>
            <text:p text:style-name="P13"/>
            <text:p text:style-name="P13"><draw:frame draw:style-name="fr1" draw:name="Cornice1" text:anchor-type="as-char" svg:y="-3.09cm" svg:width="3.5cm" svg:height="1.397cm" draw:z-index="0"><draw:text-box><text:p text:style-name="P9"/></draw:text-box></draw:frame></text:p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ella1.A1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6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6:12:27.756354390</dc:date>
    <meta:editing-duration>PT13H8M56S</meta:editing-duration>
    <meta:editing-cycles>159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2" meta:word-count="25" meta:character-count="278" meta:non-whitespace-character-count="261"/>
  </office:meta>
</office:document-meta>
</file>